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eting with snehal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discuss the new functionality to be implemented for distribution tab</text:p>
          </table:table-cell>
          <table:table-cell table:style-name="ce14"/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approach doc and wire-frame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created approach doc for labels tab and reviewed it bu snehal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approach doc and wireframe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reated approach doc for labels tab and reviewed it bu snehal</text:p>
          </table:table-cell>
          <table:table-cell table:style-name="ce14" office:value-type="string">
            <text:p>Complete</text:p>
          </table:table-cell>
          <table:table-cell table:style-name="ce2" office:value-type="string">
            <text:p>approach doc and wireframe</text:p>
          </table:table-cell>
          <table:table-cell table:style-name="ce18" table:number-columns-repeated="1019"/>
        </table:table-row>
        <table:table-row table:style-name="ro5">
          <table:table-cell table:style-name="ce2" office:value-type="string">
            <text:p>Rspec for task786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hanged the rspec for image.rb file for task786 <text:s/>but getting an error </text:p>
          </table:table-cell>
          <table:table-cell table:style-name="ce14" office:value-type="string">
            <text:p>INComplete</text:p>
          </table:table-cell>
          <table:table-cell table:style-name="ce17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 table:number-rows-repeated="2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2/19/2011</text:date>, <text:time>20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19T20:23:56</dc:date>
    <meta:editing-cycles>231</meta:editing-cycles>
    <meta:editing-duration>P25DT16H57M12S</meta:editing-duration>
    <meta:generator>BrOffice.org/3.3$Linux OpenOffice.org_project/330m20$Build-9567</meta:generator>
    <meta:document-statistic meta:table-count="1" meta:cell-count="21" meta:object-count="0"/>
  </office:meta>
</office:document-meta>
</file>